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7.4514in" fo:margin-left="0.0278in" table:align="left"/>
    </style:style>
    <style:style style:name="Таблица1.A" style:family="table-column">
      <style:table-column-properties style:column-width="4.1431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61in"/>
    </style:style>
    <style:style style:name="Таблица1.1" style:family="table-row">
      <style:table-row-properties style:min-row-height="0.2778in" style:use-optimal-row-height="false"/>
    </style:style>
    <style:style style:name="Таблица1.A1" style:family="table-cell">
      <style:table-cell-properties fo:padding="0.0382in" fo:border="0.25pt solid #000000" style:writing-mode="lr-tb"/>
    </style:style>
    <style:style style:name="Таблица1.2" style:family="table-row">
      <style:table-row-properties style:min-row-height="0.5604in" style:use-optimal-row-height="false"/>
    </style:style>
    <style:style style:name="Таблица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0.5521in" style:use-optimal-row-height="false"/>
    </style:style>
    <style:style style:name="Таблица1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0.7493in" style:use-optimal-row-height="false"/>
    </style:style>
    <style:style style:name="Таблица1.A6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0.6757in" style:use-optimal-row-height="false"/>
    </style:style>
    <style:style style:name="Таблица1.A7" style:family="table-cell">
      <style:table-cell-properties fo:padding="0.0382in" fo:border="0.5pt solid #000000" style:writing-mode="lr-tb"/>
    </style:style>
    <style:style style:name="Таблица1.8" style:family="table-row">
      <style:table-row-properties style:min-row-height="0.5681in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67%" fo:language="ru" fo:country="RU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Обычный_20__28_веб_29_">
      <style:paragraph-properties fo:margin-top="0in" fo:margin-bottom="0in" loext:contextual-spacing="false"/>
    </style:style>
    <style:style style:name="P11" style:family="paragraph" style:parent-style-name="Текст_20_сноски" style:master-page-name="">
      <loext:graphic-properties draw:fill="none"/>
      <style:paragraph-properties fo:margin-left="0.1965in" fo:margin-right="0in" fo:orphans="0" fo:widows="0" fo:hyphenation-ladder-count="no-limit" fo:text-indent="0in" style:auto-text-indent="false" style:page-number="auto" fo:background-color="transparent" style:vertical-align="baseline">
        <style:tab-stops>
          <style:tab-stop style:position="0.1583in"/>
        </style:tab-stops>
      </style:paragraph-properties>
      <style:text-properties fo:hyphenate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</style:style>
    <style:style style:name="P14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035add"/>
    </style:style>
    <style:style style:name="P15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/>
    </style:style>
    <style:style style:name="P17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</style:tab-stops>
      </style:paragraph-properties>
      <style:text-properties fo:font-size="12pt" fo:language="en" fo:country="US" officeooo:rsid="00035add" officeooo:paragraph-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18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19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 style:font-style-asian="italic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7" style:family="text">
      <style:text-properties fo:language="ru" fo:country="RU" fo:font-style="italic" style:font-style-asian="italic" style:font-weight-complex="bold"/>
    </style:style>
    <style:style style:name="T8" style:family="text">
      <style:text-properties fo:language="ru" fo:country="RU" fo:font-style="italic" fo:font-weight="bold" style:font-style-asian="italic" style:font-weight-asian="bold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officeooo:rsid="000786af" style:font-weight-asian="bold" style:font-weight-complex="bold"/>
    </style:style>
    <style:style style:name="T11" style:family="text">
      <style:text-properties fo:language="ru" fo:country="RU" fo:font-weight="bold" officeooo:rsid="0008df0a" style:font-weight-asian="bold" style:font-weight-complex="bold"/>
    </style:style>
    <style:style style:name="T12" style:family="text">
      <style:text-properties fo:language="ru" fo:country="RU" style:font-name-asian="Times New Roman" style:font-name-complex="Times New Roman"/>
    </style:style>
    <style:style style:name="T13" style:family="text">
      <style:text-properties fo:language="ru" fo:country="RU" officeooo:rsid="00035add" style:font-name-asian="Times New Roman" style:font-name-complex="Times New Roman"/>
    </style:style>
    <style:style style:name="T14" style:family="text">
      <style:text-properties style:text-position="super 67%" fo:language="ru" fo:country="RU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font-style="italic" fo:background-color="#c0c0c0" loext:char-shading-value="0" style:font-style-asian="italic"/>
    </style:style>
    <style:style style:name="T18" style:family="text">
      <style:text-properties fo:font-style="italic" fo:background-color="#c0c0c0" loext:char-shading-value="0" style:font-style-asian="italic" style:font-weight-complex="bold"/>
    </style:style>
    <style:style style:name="T19" style:family="text"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0" style:family="text">
      <style:text-properties officeooo:rsid="000786a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20">факультет программной инженерии и компьютерной техники</text:span> </text:p>
      <text:p text:style-name="P2"><text:span text:style-name="T20">Двухнедельная</text:span> отчётная работа по «Информатике»: аннотация к статье</text:p>
      <text:p text:style-name="P2"/>
      <text:p text:style-name="P3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Иванов И. И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4">Х9999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4"><text:span text:style-name="Основной_20_шрифт_20_абзаца"><text:span text:style-name="T14"><text:tab/>Фамилия И.О. студента<text:tab/>не заполнять</text:span>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9">Название статьи/главы книги/видеолекции</text:span></text:span></text:p>
            <text:p text:style-name="P7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15">ФИО автора статьи (или </text:span></text:span><text:span text:style-name="Основной_20_шрифт_20_абзаца"><text:span text:style-name="T16">e</text:span></text:span><text:span text:style-name="Основной_20_шрифт_20_абзаца"><text:span text:style-name="T15">-</text:span></text:span><text:span text:style-name="Основной_20_шрифт_20_абзаца"><text:span text:style-name="T16">mail</text:span></text:span><text:span text:style-name="Основной_20_шрифт_20_абзаца"><text:span text:style-name="T15">)</text:span></text:span></text:p>
            <text:p text:style-name="P8"><text:span text:style-name="Основной_20_шрифт_20_абзаца"><text:span text:style-name="T5">Для Хабра достаточно указать ник автора. Для сайтов крупных </text:span></text:span><text:span text:style-name="Основной_20_шрифт_20_абзаца"><text:span text:style-name="T17">IT</text:span></text:span><text:span text:style-name="Основной_20_шрифт_20_абзаца"><text:span text:style-name="T5">-фирм указывать автора не обязательно (</text:span></text:span><text:span text:style-name="Основной_20_шрифт_20_абзаца"><text:span text:style-name="T17">ibm</text:span></text:span><text:span text:style-name="Основной_20_шрифт_20_абзаца"><text:span text:style-name="T5">.</text:span></text:span><text:span text:style-name="Основной_20_шрифт_20_абзаца"><text:span text:style-name="T17">com</text:span></text:span><text:span text:style-name="Основной_20_шрифт_20_абзаца"><text:span text:style-name="T5">, </text:span></text:span><text:span text:style-name="Основной_20_шрифт_20_абзаца"><text:span text:style-name="T17">microsoft</text:span></text:span><text:span text:style-name="Основной_20_шрифт_20_абзаца"><text:span text:style-name="T5">.</text:span></text:span><text:span text:style-name="Основной_20_шрифт_20_абзаца"><text:span text:style-name="T17">com</text:span></text:span><text:span text:style-name="Основной_20_шрифт_20_абзаца"><text:span text:style-name="T5">, </text:span></text:span><text:span text:style-name="Основной_20_шрифт_20_абзаца"><text:span text:style-name="T17">intel</text:span></text:span><text:span text:style-name="Основной_20_шрифт_20_абзаца"><text:span text:style-name="T5">.</text:span></text:span><text:span text:style-name="Основной_20_шрифт_20_абзаца"><text:span text:style-name="T17">ru</text:span></text:span><text:span text:style-name="Основной_20_шрифт_20_абзаца"><text:span text:style-name="T5"> и т.п.). </text:span></text:span></text:p>
          </table:table-cell>
          <table:table-cell table:style-name="Таблица1.A2" office:value-type="string">
            <text:p text:style-name="P9"><text:span text:style-name="Основной_20_шрифт_20_абзаца"><text:span text:style-name="T9">Дата публикации</text:span></text:span></text:p>
            <text:p text:style-name="P9"><text:span text:style-name="Основной_20_шрифт_20_абзаца"><text:span text:style-name="T9">(не старше 201</text:span></text:span><text:span text:style-name="Основной_20_шрифт_20_абзаца"><text:span text:style-name="T11">8</text:span></text:span><text:span text:style-name="Основной_20_шрифт_20_абзаца"><text:span text:style-name="T9"> года)</text:span></text:span></text:p>
            <text:p text:style-name="Table_20_Contents"><text:span text:style-name="Основной_20_шрифт_20_абзаца"><text:span text:style-name="T12"><text:s/></text:span></text:span><text:span text:style-name="Основной_20_шрифт_20_абзаца"><text:span text:style-name="T1">"___"_________201_ г.</text:span></text:span></text:p>
          </table:table-cell>
          <table:table-cell table:style-name="Таблица1.C2" office:value-type="string">
            <text:p text:style-name="P9"><text:span text:style-name="Основной_20_шрифт_20_абзаца"><text:span text:style-name="T9">Размер статьи </text:span></text:span></text:p>
            <text:p text:style-name="P9"><text:span text:style-name="Основной_20_шрифт_20_абзаца"><text:span text:style-name="T9">(от 4</text:span></text:span><text:span text:style-name="Основной_20_шрифт_20_абзаца"><text:span text:style-name="T15">00</text:span></text:span><text:span text:style-name="Основной_20_шрифт_20_абзаца"><text:span text:style-name="T9"> слов)</text:span></text:span></text:p>
            <text:p text:style-name="P9"><text:span text:style-name="Основной_20_шрифт_20_абзаца"><text:span text:style-name="T1">________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рямая полная ссылка на источник и сокращённая ссылка (</text:span></text:span><text:span text:style-name="Основной_20_шрифт_20_абзаца"><text:span text:style-name="T15">bit</text:span></text:span><text:span text:style-name="Основной_20_шрифт_20_абзаца"><text:span text:style-name="T9">.</text:span></text:span><text:span text:style-name="Основной_20_шрифт_20_абзаца"><text:span text:style-name="T15">ly</text:span></text:span><text:span text:style-name="Основной_20_шрифт_20_абзаца"><text:span text:style-name="T9">, </text:span></text:span><text:span text:style-name="Основной_20_шрифт_20_абзаца"><text:span text:style-name="T15">goo</text:span></text:span><text:span text:style-name="Основной_20_шрифт_20_абзаца"><text:span text:style-name="T9">.</text:span></text:span><text:span text:style-name="Основной_20_шрифт_20_абзаца"><text:span text:style-name="T15">gl</text:span></text:span><text:span text:style-name="Основной_20_шрифт_20_абзаца"><text:span text:style-name="T9">, </text:span></text:span><text:span text:style-name="Основной_20_шрифт_20_абзаца"><text:span text:style-name="T15">tr</text:span></text:span><text:span text:style-name="Основной_20_шрифт_20_абзаца"><text:span text:style-name="T9">.</text:span></text:span><text:span text:style-name="Основной_20_шрифт_20_абзаца"><text:span text:style-name="T15">im</text:span></text:span><text:span text:style-name="Основной_20_шрифт_20_абзаца"><text:span text:style-name="T9"> и т.п.)</text:span></text:span></text:p>
            <text:p text:style-name="Table_20_Contents"><text:span text:style-name="Основной_20_шрифт_20_абзаца"><text:span text:style-name="T6">Например, прямая ссылка </text:span></text:span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6">http://www.ifmo.ru/ru/page/252/pervokursnikam.ht</text:span></text:span></text:a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18">m</text:span></text:span></text:a><text:span text:style-name="Основной_20_шрифт_20_абзаца"><text:span text:style-name="T6"> <text:line-break/>и соответствующая ей сокращённая ссылка </text:span></text:span><text:a xlink:type="simple" xlink:href="https://tr.im/ZJE3i" office:target-frame-name="_top" xlink:show="replace" text:style-name="Internet_20_link" text:visited-style-name="Visited_20_Internet_20_Link"><text:span text:style-name="Гиперссылка"><text:span text:style-name="T6">https://tr.im/ZJE3i</text:span></text:span></text:a><text:span text:style-name="Основной_20_шрифт_20_абзаца"><text:span text:style-name="T7"> 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Теги, ключевые слова или словосочетания</text:span></text:span></text:p>
            <text:p text:style-name="P7"/>
            <text:p text:style-name="P6"/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еречень фактов, упомянутых в статье</text:span></text:span></text:p>
            <text:list xml:id="list1716652612" text:style-name="L1">
              <text:list-item>
                <text:p text:style-name="P13"><text:span text:style-name="Основной_20_шрифт_20_абзаца"><text:span text:style-name="T12"><text:s/></text:span></text:span></text:p>
              </text:list-item>
              <text:list-item>
                <text:p text:style-name="P13"><text:span text:style-name="Основной_20_шрифт_20_абзаца"><text:span text:style-name="T12"><text:s/></text:span></text:span></text:p>
              </text:list-item>
              <text:list-item>
                <text:p text:style-name="P14"/>
                <text:p text:style-name="P14"><text:span text:style-name="Основной_20_шрифт_20_абзаца"><text:span text:style-name="T12">…</text:span></text:span></text:p>
                <text:p text:style-name="P14"><text:span text:style-name="Основной_20_шрифт_20_абзаца"><text:span text:style-name="T13">n</text:span></text:span><text:span text:style-name="Основной_20_шрифт_20_абзаца"><text:span text:style-name="T1">.</text:span></text:span></text:p>
              </text:list-item>
            </text:list>
            <text:p text:style-name="P6"/>
            <text:p text:style-name="P8"><text:span text:style-name="Основной_20_шрифт_20_абзаца"><text:span text:style-name="T5"><text:tab/>Каждый из </text:span></text:span><text:span text:style-name="Основной_20_шрифт_20_абзаца"><text:span text:style-name="T17">n</text:span></text:span><text:span text:style-name="Основной_20_шрифт_20_абзаца"><text:span text:style-name="T5"> пунктов должен представлять из себя ровно одно предложение, написанное своими словами (прямые цитаты из исходного документа недопустимы). Предложения не должны быть связанны друг с другом грамматически. Наличие грамматических и пунктуационных ошибок не влияет на оценку. Допускается привести только такое количество фактов, чтобы вся аннотация умещалась на одну страницу А4. Порядок перечисления должен совпадать с порядком описания фактов в оригинальном источнике. Весь поясняющий вспомогательный текст, помеченный серым цветом, нужно удалить из итоговой версии аннотации.</text:span></text:span></text:p>
            <text:p text:style-name="P8"><text:span text:style-name="Основной_20_шрифт_20_абзаца"><text:span text:style-name="T5"><text:tab/>При выборе статьи следует использовать «критерий Пушкина»: статья должна содержать такое количество технической информации, чтобы человек с гуманитарным образованием ничего бы не понял при чтении (описание алгоритмов, формулы, концепции языков программирования, физические принципы, </text:span></text:span><text:span text:style-name="Основной_20_шрифт_20_абзаца"><text:span text:style-name="T17">IT</text:span></text:span><text:span text:style-name="Основной_20_шрифт_20_абзаца"><text:span text:style-name="T5">-технологии и т.п.).</text:span></text:span>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9">Позитивные следствия и/или достоинства описанной в статье технологии (минимум три пункта)</text:span></text:span></text:p>
            <text:list xml:id="list1586000294" text:style-name="L2">
              <text:list-item>
                <text:p text:style-name="P15"/>
              </text:list-item>
              <text:list-item>
                <text:p text:style-name="P16"/>
              </text:list-item>
              <text:list-item>
                <text:p text:style-name="P16"/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Негативные следствия и/или недостатки описанной в статье технологии (минимум три пункта)</text:span></text:span></text:p>
            <text:list xml:id="list3182738439" text:style-name="L3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9"><text:span text:style-name="Основной_20_шрифт_20_абзаца"><text:span text:style-name="T19"><text:s/>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Ваши замечания, пожелания преподавателю </text:span></text:span><text:span text:style-name="Основной_20_шрифт_20_абзаца"><text:span text:style-name="T8">или</text:span></text:span><text:span text:style-name="Основной_20_шрифт_20_абзаца"><text:span text:style-name="T9"> анекдот о программистах</text:span></text:span><text:span text:style-name="Footnote_20_Symbol"><text:span text:style-name="T9"><text:note text:id="ftn1" text:note-class="footnote"><text:note-citation>1</text:note-citation><text:note-body><text:p text:style-name="P11"><text:span text:style-name="Основной_20_шрифт_20_абзаца"><text:span text:style-name="T12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7"/>
            <text:p text:style-name="P7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139in" fo:margin-bottom="0in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Заголовок1" style:family="paragraph" style:parent-style-name="Обычный" style:next-style-name="Text_20_body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1945in" fo:margin-bottom="0.0827in" loext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Обычный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Subtitle" style:family="paragraph" style:parent-style-name="Заголовок1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title/>
    <dc:description/>
    <dc:subject/>
    <meta:initial-creator>Vladimir Sosnin</meta:initial-creator>
    <meta:creation-date>2016-10-10T08:06:00Z</meta:creation-date>
    <dc:date>2020-09-11T17:09:30.726000000</dc:date>
    <meta:print-date>1601-01-01T00:00:00Z</meta:print-date>
    <meta:editing-cycles>6</meta:editing-cycles>
    <meta:editing-duration>PT5M31S</meta:editing-duration>
    <meta:document-statistic meta:table-count="1" meta:image-count="0" meta:object-count="0" meta:page-count="1" meta:paragraph-count="34" meta:word-count="265" meta:character-count="2027" meta:non-whitespace-character-count="177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